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Was macht der Kernel anders bei ARM64 vs. x86_64?</text:span></text:h>
      <text:p text:style-name="Text_20_body">Der <text:span text:style-name="Strong_20_Emphasis">Kernel an sich</text:span> tut bei beiden Architekturen <text:span text:style-name="Emphasis">ähnliche Dinge</text:span> (Prozesse verwalten, Speicher managen, Systemaufrufe behandeln usw.) – <text:span text:style-name="Strong_20_Emphasis">aber er muss das je nach Architektur unterschiedlich umsetzen</text:span>, weil:</text:p>
      <text:h text:style-name="Heading_20_3" text:outline-level="3">✅ 1. <text:span text:style-name="Strong_20_Emphasis">Der Code ist unterschiedlich aufgebaut</text:span></text:h>
      <text:list text:style-name="L1">
        <text:list-item>
          <text:p text:style-name="P1">Der Kernel enthält spezielle Codebereiche für jede Architektur:</text:p>
          <text:list>
            <text:list-item>
              <text:p text:style-name="P1"><text:span text:style-name="Source_20_Text">arch/x86/</text:span> für x86_64</text:p>
            </text:list-item>
            <text:list-item>
              <text:p text:style-name="P1"><text:span text:style-name="Source_20_Text">arch/arm64/</text:span> für ARM64</text:p>
            </text:list-item>
          </text:list>
        </text:list-item>
        <text:list-item>
          <text:p text:style-name="P1">Dort wird z. B. definiert:</text:p>
          <text:list>
            <text:list-item>
              <text:p text:style-name="P1">Wie Systemaufrufe behandelt werden</text:p>
            </text:list-item>
            <text:list-item>
              <text:p text:style-name="P1">Welche Register genutzt werden</text:p>
            </text:list-item>
            <text:list-item>
              <text:p text:style-name="P1">Wie der Kernel gebootet wird</text:p>
            </text:list-item>
            <text:list-item>
              <text:p text:style-name="P1">Wie Interrupts verarbeitet werden</text:p>
            </text:list-item>
          </text:list>
        </text:list-item>
      </text:list>
      <text:p text:style-name="Horizontal_20_Line"/>
      <text:h text:style-name="Heading_20_3" text:outline-level="3">✅ 2. <text:span text:style-name="Strong_20_Emphasis">Systemaufrufe (Syscalls)</text:span> sind anders umgesetzt</text:h>
      <text:list text:style-name="L2">
        <text:list-item>
          <text:p text:style-name="P2">Bei <text:span text:style-name="Strong_20_Emphasis">x86_64</text:span> gibt es z. B. die <text:span text:style-name="Source_20_Text">syscall</text:span>-Instruktion oder früher <text:span text:style-name="Source_20_Text">int 0x80</text:span>.</text:p>
        </text:list-item>
        <text:list-item>
          <text:p text:style-name="P2">Bei <text:span text:style-name="Strong_20_Emphasis">ARM64</text:span> läuft das über <text:span text:style-name="Source_20_Text">svc 0</text:span> (Supervisor Call) und nutzt andere Registerkonventionen.</text:p>
        </text:list-item>
      </text:list>
      <text:p text:style-name="Text_20_body">→ Der Kernel muss also <text:span text:style-name="Strong_20_Emphasis">andere Befehle verstehen</text:span>, um denselben Job zu machen.</text:p>
      <text:p text:style-name="Horizontal_20_Line"/>
      <text:h text:style-name="Heading_20_3" text:outline-level="3">✅ 3. <text:span text:style-name="Strong_20_Emphasis">Bootprozess ist unterschiedlich</text:span></text:h>
      <text:list text:style-name="L3">
        <text:list-item>
          <text:p text:style-name="P3">x86_64 nutzt meist <text:span text:style-name="Strong_20_Emphasis">UEFI oder BIOS</text:span>, alles recht standardisiert.</text:p>
        </text:list-item>
        <text:list-item>
          <text:p text:style-name="P3">ARM64-Geräte brauchen oft <text:span text:style-name="Strong_20_Emphasis">Device Trees</text:span> (<text:span text:style-name="Source_20_Text">.dtb</text:span>), weil die Hardware so unterschiedlich ist.</text:p>
        </text:list-item>
      </text:list>
      <text:p text:style-name="Text_20_body">→ Der Kernel muss bei ARM64 beim Start <text:span text:style-name="Strong_20_Emphasis">von außen gesagt bekommen</text:span>, was überhaupt an Hardware da ist.</text:p>
      <text:p text:style-name="Horizontal_20_Line"/>
      <text:h text:style-name="Heading_20_3" text:outline-level="3">✅ 4. <text:span text:style-name="Strong_20_Emphasis">Speicherverwaltung und Paging</text:span></text:h>
      <text:list text:style-name="L4">
        <text:list-item>
          <text:p text:style-name="P4">Beide Architekturen nutzen virtuelles Paging – aber die <text:span text:style-name="Strong_20_Emphasis">Seitengröße</text:span>, <text:span text:style-name="Strong_20_Emphasis">Levelanzahl der Page-Tables</text:span>, etc. können sich unterscheiden.</text:p>
        </text:list-item>
        <text:list-item>
          <text:p text:style-name="P4">ARM64 z. B. erlaubt flexible Seitengrößen (4KB, 16KB, 64KB).</text:p>
        </text:list-item>
      </text:list>
      <text:p text:style-name="Text_20_body">→ Der Kernel muss beim Kompilieren auf diese Unterschiede vorbereitet werden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1T19:59:47.544358672</meta:creation-date>
    <dc:date>2025-05-21T20:00:11.338260449</dc:date>
    <meta:editing-duration>PT24S</meta:editing-duration>
    <meta:editing-cycles>1</meta:editing-cycles>
    <meta:document-statistic meta:table-count="0" meta:image-count="0" meta:object-count="0" meta:page-count="1" meta:paragraph-count="23" meta:word-count="222" meta:character-count="1432" meta:non-whitespace-character-count="1245"/>
    <meta:generator>LibreOffice/24.2.7.2$Linux_X86_64 LibreOffice_project/420$Build-2</meta:generator>
  </office:meta>
</office:document-meta>
</file>